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0614" officeooo:paragraph-rsid="00170614"/>
    </style:style>
    <style:style style:name="P2" style:family="paragraph" style:parent-style-name="Standard">
      <style:text-properties officeooo:rsid="0018b2e2" officeooo:paragraph-rsid="0018b2e2"/>
    </style:style>
    <style:style style:name="P3" style:family="paragraph" style:parent-style-name="Standard">
      <style:text-properties officeooo:rsid="001a9c3b" officeooo:paragraph-rsid="001a9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## 4. Exercícios </text:p>
      <text:p text:style-name="P1"/>
      <text:p text:style-name="P1">a) Defina quais são os termos utilizados em linguagens de programação e os seus significados?</text:p>
      <text:p text:style-name="P1">b) Qual é o significado de sintaxe?</text:p>
      <text:p text:style-name="P1">c) Qual a função da análise sintática?</text:p>
      <text:p text:style-name="P1">e) Explique como o analisador léxico e analisador sintático trabalham juntos? </text:p>
      <text:p text:style-name="P1"/>
      <text:p text:style-name="P2"/>
      <text:p text:style-name="P2">f) O que é uma regra gramatical?</text:p>
      <text:p text:style-name="P2">g) O que é gramatica livre de contexto?</text:p>
      <text:p text:style-name="P2">b) Qual é a forma utilizada para representar uma gramatica livre de contexto.</text:p>
      <text:p text:style-name="P2">c) O que é símbolo não terminal, símbolo terminal, regras de produções e símbolo inicial?</text:p>
      <text:p text:style-name="P2">d) Explique o que é uma derivação?</text:p>
      <text:p text:style-name="P2"/>
      <text:p text:style-name="P2">e) Faça a derivação a esquerda das seguintes expressões matemáticas utilizando as gramatica definida no item 3.3.</text:p>
      <text:p text:style-name="P2"/>
      <text:p text:style-name="P2">a + 1</text:p>
      <text:p text:style-name="P2"/>
      <text:p text:style-name="P2">(a + b) – 8</text:p>
      <text:p text:style-name="P2"/>
      <text:p text:style-name="P2">c) Crie uma gramática, as regras de produção e a derivação a direta das seguintes instruções.</text:p>
      <text:p text:style-name="P2"/>
      <text:p text:style-name="P2">a. Sistema binário - 0 e 1.</text:p>
      <text:p text:style-name="P2"/>
      <text:p text:style-name="P2">b. Instrução while true 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clu no projeto todos os operadores matematicos</text:p>
      <text:p text:style-name="P3"/>
      <text:p text:style-name="P3">a) Mude-o o operador de atribuição da gramatica defenda no item 2 para só seguinte símbolo &gt;&gt;. b) A gramatica definida no item 2 permite somente que o operador matemático atribuição seja utilizado, adapte a gramática para permitir utilizar os operadores de soma, divisão e subtração.</text:p>
      <text:p text:style-name="P3"/>
      <text:p text:style-name="P3">Inclu no projecto para reconehcer essa intrucao </text:p>
      <text:p text:style-name="P3"/>
      <text:p text:style-name="P3">se 1 = 2 faca</text:p>
      <text:p text:style-name="P3"><text:tab/>valor &lt;- 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06:06.986523000</meta:creation-date>
    <dc:date>2015-12-10T14:59:37.890520000</dc:date>
    <meta:editing-duration>PT1H36M8S</meta:editing-duration>
    <meta:editing-cycles>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21" meta:word-count="213" meta:character-count="1211" meta:non-whitespace-character-count="1014"/>
  </office:meta>
</office:document-meta>
</file>